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13-lineimg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ؤ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ظ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ط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خ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غ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-lineimg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ڤ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ؤ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ك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4T13:56:30.759112723</dc:date>
    <meta:editing-duration>P1DT22H13M58S</meta:editing-duration>
    <meta:editing-cycles>64</meta:editing-cycles>
    <meta:generator>LibreOffice/7.4.7.2$Linux_X86_64 LibreOffice_project/40$Build-2</meta:generator>
    <meta:document-statistic meta:table-count="2" meta:cell-count="4259" meta:object-count="0"/>
  </office:meta>
</office:document-meta>
</file>